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officeooo:paragraph-rsid="00301f16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officeooo:rsid="00301f16" officeooo:paragraph-rsid="00301f16" fo:background-color="#ffffff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Times New Roman" fo:font-size="12pt" officeooo:rsid="002ac048" officeooo:paragraph-rsid="002ac048" fo:background-color="#ffffff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301f16" officeooo:paragraph-rsid="00301f16" fo:background-color="#ffffff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3fdd" officeooo:paragraph-rsid="00263fd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a30046" style:text-blinking="false" fo:background-color="#ffffff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01f16" officeooo:paragraph-rsid="0030f448" style:text-blinking="false" fo:background-color="#ffffff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paragraph-rsid="00263fd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style:text-blinking="false" fo:background-color="#3399ff" style:font-size-asian="18pt" style:font-size-complex="18pt"/>
    </style:style>
    <style:style style:name="P1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style:text-blinking="false" fo:background-color="transparent" style:font-size-asian="18pt" style:font-size-complex="18p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style:text-blinking="false" fo:background-color="transparent" style:font-size-asian="18pt" style:font-size-complex="18pt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ff" style:text-line-through-style="none" style:text-line-through-type="none" style:font-name="Times New Roman" fo:font-size="18pt" fo:font-style="normal" style:text-underline-style="none" fo:font-weight="normal" officeooo:rsid="00208933" officeooo:paragraph-rsid="00208933" style:text-blinking="false" fo:background-color="transparent" style:font-size-asian="18pt" style:font-size-complex="18p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color="#000000" officeooo:paragraph-rsid="004993e7" fo:background-color="#ffffff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color="#000000" style:font-name="Times New Roman" fo:font-size="12pt" fo:font-weight="normal" officeooo:rsid="0026f78a" officeooo:paragraph-rsid="00662cfc" fo:background-color="#ffffff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color="#000000" style:font-name="Times New Roman" fo:font-size="12pt" fo:font-weight="normal" officeooo:rsid="0026f78a" officeooo:paragraph-rsid="002f91e0" fo:background-color="#ffffff" style:font-size-asian="12pt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fo:color="#000000" officeooo:paragraph-rsid="0077da65" fo:background-color="#ffffff"/>
    </style:style>
    <style:style style:name="P18" style:family="paragraph" style:parent-style-name="Text_20_body" style:list-style-name="L1">
      <style:paragraph-properties fo:text-align="justify" style:justify-single-word="false"/>
      <style:text-properties fo:color="#000000" officeooo:paragraph-rsid="00a8b7e2" fo:background-color="#ffffff"/>
    </style:style>
    <style:style style:name="P19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officeooo:rsid="002bb0b8" officeooo:paragraph-rsid="002bb0b8" fo:background-color="#ffffff" style:font-size-asian="12pt" style:font-size-complex="12pt"/>
    </style:style>
    <style:style style:name="P20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officeooo:rsid="002bb0b8" officeooo:paragraph-rsid="00ac652d" fo:background-color="#ffffff" style:font-size-asian="12pt" style:font-size-complex="12pt"/>
    </style:style>
    <style:style style:name="P21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officeooo:rsid="002c0ad1" officeooo:paragraph-rsid="009b17b9" fo:background-color="#ffffff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style:text-blinking="false" style:font-style-asian="normal" style:font-style-complex="normal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officeooo:rsid="0028c7cc" style:text-blinking="false" style:font-style-asian="normal" style:font-style-complex="normal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officeooo:rsid="002ac048" style:text-blinking="false" style:font-style-asian="normal" style:font-style-complex="normal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officeooo:rsid="0056bf7d" style:text-blinking="false" style:font-style-asian="normal" style:font-style-complex="normal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officeooo:rsid="005c1d9d" style:text-blinking="false" style:font-style-asian="normal" style:font-style-complex="normal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officeooo:rsid="005d70ff" style:text-blinking="false" style:font-style-asian="normal" style:font-style-complex="normal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officeooo:rsid="005d8807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officeooo:rsid="005ef15c" style:text-blinking="false" style:font-style-asian="normal" style:font-style-complex="normal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officeooo:rsid="00606217" style:text-blinking="false" style:font-style-asian="normal" style:font-style-complex="normal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637328" style:text-blinking="false" style:font-style-asian="normal" style:font-style-complex="normal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6509dc" style:text-blinking="false" style:font-style-asian="normal" style:font-style-complex="normal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662cfc" style:text-blinking="false" style:font-style-asian="normal" style:font-style-complex="normal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officeooo:rsid="0068dbae" style:text-blinking="false" style:font-style-asian="normal" style:font-style-complex="normal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officeooo:rsid="006ae7b5" style:text-blinking="false" style:font-style-asian="normal" style:font-style-complex="normal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6c1a3a" style:text-blinking="false" style:font-style-asian="normal" style:font-style-complex="normal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6d56f2" style:text-blinking="false" style:font-style-asian="normal" style:font-style-complex="normal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6df766" style:text-blinking="false" style:font-style-asian="normal" style:font-style-complex="normal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6e3ba4" style:text-blinking="false" style:font-style-asian="normal" style:font-style-complex="normal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officeooo:rsid="007155f7" style:text-blinking="false" style:font-style-asian="normal" style:font-style-complex="normal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officeooo:rsid="00b5d745" style:text-blinking="false" style:font-style-asian="normal" style:font-style-complex="normal"/>
    </style:style>
    <style:style style:name="T22" style:family="text">
      <style:text-properties fo:font-variant="normal" fo:text-transform="none" style:text-line-through-style="none" style:text-line-through-type="none" fo:font-style="italic" style:text-underline-style="none" style:text-blinking="false" style:font-style-asian="italic" style:font-style-complex="italic"/>
    </style:style>
    <style:style style:name="T23" style:family="text">
      <style:text-properties fo:font-variant="normal" fo:text-transform="none" style:text-line-through-style="none" style:text-line-through-type="none" fo:font-style="italic" style:text-underline-style="none" officeooo:rsid="00263fdd" style:text-blinking="false" style:font-style-asian="italic" style:font-style-complex="italic"/>
    </style:style>
    <style:style style:name="T24" style:family="text">
      <style:text-properties fo:font-variant="normal" fo:text-transform="none" style:text-line-through-style="none" style:text-line-through-type="none" fo:font-style="italic" style:text-underline-style="none" officeooo:rsid="002ac048" style:text-blinking="false" style:font-style-asian="italic" style:font-style-complex="italic"/>
    </style:style>
    <style:style style:name="T25" style:family="text">
      <style:text-properties fo:font-variant="normal" fo:text-transform="none" style:text-line-through-style="none" style:text-line-through-type="none" fo:font-style="italic" style:text-underline-style="none" fo:font-weight="normal" officeooo:rsid="00263fdd" style:text-blinking="false" style:font-style-asian="italic" style:font-style-complex="italic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officeooo:rsid="004159f5" style:text-blinking="false" style:font-size-asian="12pt" style:font-size-complex="12pt"/>
    </style:style>
    <style:style style:name="T27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263fdd" style:text-blinking="false" style:font-size-asian="12pt" style:font-size-complex="12pt"/>
    </style:style>
    <style:style style:name="T28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159f5" style:text-blinking="false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b234f" style:text-blinking="false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2fae1" style:text-blinking="false" style:font-size-asian="12pt" style:font-size-complex="12pt"/>
    </style:style>
    <style:style style:name="T31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4e22a" style:text-blinking="false" style:font-size-asian="12pt" style:font-size-complex="12pt"/>
    </style:style>
    <style:style style:name="T32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28c7cc" style:text-blinking="false" style:font-size-asian="12pt" style:font-size-complex="12pt"/>
    </style:style>
    <style:style style:name="T33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263fdd" style:text-blinking="false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26f78a" style:text-blinking="false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c15a2" style:text-blinking="false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5061a3" style:text-blinking="false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4df67c" style:text-blinking="false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51fca4" style:text-blinking="false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officeooo:rsid="00539281" style:text-blinking="false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text-line-through-style="none" style:text-line-through-type="none" style:font-name="Times New Roman" fo:font-size="12pt" fo:font-style="italic" style:text-underline-style="none" fo:font-weight="normal" officeooo:rsid="00263fdd" style:text-blinking="false" style:font-size-asian="12pt" style:font-style-asian="italic" style:font-size-complex="12pt" style:font-style-complex="italic"/>
    </style:style>
    <style:style style:name="T41" style:family="text">
      <style:text-properties fo:font-variant="normal" fo:text-transform="none" style:text-line-through-style="none" style:text-line-through-type="none" style:font-name="Times New Roman" fo:font-size="12pt" fo:font-style="italic" style:text-underline-style="none" fo:font-weight="normal" officeooo:rsid="0026f78a" style:text-blinking="false" style:font-size-asian="12pt" style:font-style-asian="italic" style:font-size-complex="12pt" style:font-style-complex="italic"/>
    </style:style>
    <style:style style:name="T42" style:family="text">
      <style:text-properties fo:font-variant="normal" fo:text-transform="none" style:text-line-through-style="none" style:text-line-through-type="none" style:text-position="0% 100%" fo:font-style="italic" style:text-underline-style="none" officeooo:rsid="0058a637" style:text-blinking="false" style:font-style-asian="italic" style:font-style-complex="italic"/>
    </style:style>
    <style:style style:name="T43" style:family="text">
      <style:text-properties fo:font-variant="normal" fo:text-transform="none" style:text-line-through-style="none" style:text-line-through-type="none" style:text-position="0% 100%" fo:font-style="italic" style:text-underline-style="none" officeooo:rsid="00263fdd" style:text-blinking="false" style:font-style-asian="italic" style:font-style-complex="italic"/>
    </style:style>
    <style:style style:name="T44" style:family="text">
      <style:text-properties fo:font-variant="normal" fo:text-transform="none" style:text-line-through-style="none" style:text-line-through-type="none" style:text-position="0% 100%" fo:font-style="italic" style:text-underline-style="none" officeooo:rsid="002f91e0" style:text-blinking="false" style:font-style-asian="italic" style:font-style-complex="italic"/>
    </style:style>
    <style:style style:name="T45" style:family="text">
      <style:text-properties fo:font-variant="normal" fo:text-transform="none" style:text-line-through-style="none" style:text-line-through-type="none" style:text-position="0% 100%" fo:font-style="italic" style:text-underline-style="none" officeooo:rsid="00702712" style:text-blinking="false" style:font-style-asian="italic" style:font-style-complex="italic"/>
    </style:style>
    <style:style style:name="T46" style:family="text">
      <style:text-properties fo:font-variant="normal" fo:text-transform="none" style:text-line-through-style="none" style:text-line-through-type="none" style:text-position="0% 100%" fo:font-style="italic" style:text-underline-style="none" fo:font-weight="normal" officeooo:rsid="002f91e0" style:text-blinking="false" style:font-style-asian="italic" style:font-style-complex="italic"/>
    </style:style>
    <style:style style:name="T47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702712" style:text-blinking="false" style:font-style-asian="normal" style:font-style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Times New Roman" fo:font-size="12pt" fo:font-style="italic" style:text-underline-style="none" fo:font-weight="normal" officeooo:rsid="00481f1b" style:text-blinking="false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style:text-line-through-style="none" style:text-line-through-type="none" style:text-position="0% 100%" style:font-name="Times New Roman" fo:font-size="12pt" fo:font-style="italic" style:text-underline-style="none" fo:font-weight="normal" officeooo:rsid="004993e7" style:text-blinking="false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style:text-line-through-style="none" style:text-line-through-type="none" style:text-position="0% 100%" style:font-name="Times New Roman" fo:font-size="12pt" fo:font-style="italic" style:text-underline-style="none" fo:font-weight="normal" officeooo:rsid="00524064" style:text-blinking="false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style:text-line-through-style="none" style:text-line-through-type="none" style:text-position="0% 100%" style:font-name="Times New Roman" fo:font-size="12pt" fo:font-style="italic" style:text-underline-style="none" fo:font-weight="normal" officeooo:rsid="0055605c" style:text-blinking="false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0481f1b" style:text-blinking="false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04993e7" style:text-blinking="false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0524064" style:text-blinking="false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055605c" style:text-blinking="false" style:font-size-asian="12pt" style:font-style-asian="normal" style:font-size-complex="12pt" style:font-style-complex="normal"/>
    </style:style>
    <style:style style:name="T56" style:family="text">
      <style:text-properties fo:font-variant="normal" fo:text-transform="none" style:font-name="Times New Roman" fo:font-size="12pt" officeooo:rsid="0033b839" style:font-size-asian="12pt" style:font-size-complex="12pt"/>
    </style:style>
    <style:style style:name="T57" style:family="text">
      <style:text-properties fo:font-variant="normal" fo:text-transform="none" fo:font-style="normal" style:font-style-asian="normal" style:font-style-complex="normal"/>
    </style:style>
    <style:style style:name="T58" style:family="text">
      <style:text-properties fo:font-variant="normal" fo:text-transform="none" fo:font-style="normal" officeooo:rsid="002c0ad1" style:font-style-asian="normal" style:font-style-complex="normal"/>
    </style:style>
    <style:style style:name="T59" style:family="text">
      <style:text-properties fo:font-variant="normal" fo:text-transform="none" style:text-position="0% 100%" style:font-name="Times New Roman" fo:font-size="12pt" officeooo:rsid="002bb0b8" style:font-size-asian="12pt" style:font-size-complex="12pt"/>
    </style:style>
    <style:style style:name="T60" style:family="text">
      <style:text-properties fo:font-variant="normal" fo:text-transform="none" style:text-position="0% 100%" style:font-name="Times New Roman" fo:font-size="12pt" fo:letter-spacing="normal" fo:font-style="normal" fo:font-weight="normal" officeooo:rsid="008df785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text-position="0% 100%" style:font-name="Times New Roman" fo:font-size="12pt" fo:letter-spacing="normal" fo:font-style="normal" fo:font-weight="normal" officeooo:rsid="002bb0b8" style:font-size-asian="12pt" style:font-style-asian="normal" style:font-size-complex="12pt" style:font-style-complex="normal"/>
    </style:style>
    <style:style style:name="T62" style:family="text">
      <style:text-properties officeooo:rsid="00263fdd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26f78a"/>
    </style:style>
    <style:style style:name="T65" style:family="text">
      <style:text-properties officeooo:rsid="002c0ad1"/>
    </style:style>
    <style:style style:name="T66" style:family="text">
      <style:text-properties officeooo:rsid="00301f16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032f2fd" fo:background-color="#ffffff" loext:char-shading-value="0"/>
    </style:style>
    <style:style style:name="T69" style:family="text">
      <style:text-properties officeooo:rsid="003a4e9c" fo:background-color="#ffffff" loext:char-shading-value="0"/>
    </style:style>
    <style:style style:name="T70" style:family="text">
      <style:text-properties officeooo:rsid="003be9d9" fo:background-color="#ffffff" loext:char-shading-value="0"/>
    </style:style>
    <style:style style:name="T71" style:family="text">
      <style:text-properties officeooo:rsid="0037e93d" fo:background-color="#ffffff" loext:char-shading-value="0"/>
    </style:style>
    <style:style style:name="T72" style:family="text">
      <style:text-properties officeooo:rsid="003c7f37" fo:background-color="#ffffff" loext:char-shading-value="0"/>
    </style:style>
    <style:style style:name="T73" style:family="text">
      <style:text-properties officeooo:rsid="0030f448" fo:background-color="#ffffff" loext:char-shading-value="0"/>
    </style:style>
    <style:style style:name="T74" style:family="text">
      <style:text-properties officeooo:rsid="00a185c6" fo:background-color="#ffffff" loext:char-shading-value="0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2c0ad1" style:font-style-asian="normal" style:font-style-complex="normal"/>
    </style:style>
    <style:style style:name="T77" style:family="text">
      <style:text-properties style:font-name="Times New Roman" fo:font-size="12pt" officeooo:rsid="002bb0b8" style:font-size-asian="12pt" style:font-size-complex="12pt"/>
    </style:style>
    <style:style style:name="T78" style:family="text">
      <style:text-properties style:font-name="Times New Roman" fo:font-size="12pt" officeooo:rsid="002ac048" style:font-size-asian="12pt" style:font-size-complex="12pt"/>
    </style:style>
    <style:style style:name="T79" style:family="text">
      <style:text-properties style:font-name="Times New Roman" fo:font-size="12pt" officeooo:rsid="00b4f9a8" style:font-size-asian="12pt" style:font-size-complex="12pt"/>
    </style:style>
    <style:style style:name="T80" style:family="text">
      <style:text-properties style:font-name="Times New Roman" fo:font-size="12pt" fo:font-style="italic" officeooo:rsid="002bb0b8" style:font-size-asian="12pt" style:font-style-asian="italic" style:font-size-complex="12pt" style:font-style-complex="italic"/>
    </style:style>
    <style:style style:name="T81" style:family="text">
      <style:text-properties style:font-name="Times New Roman" fo:font-size="12pt" fo:font-style="italic" officeooo:rsid="002ac048" style:font-size-asian="12pt" style:font-style-asian="italic" style:font-size-complex="12pt" style:font-style-complex="italic"/>
    </style:style>
    <style:style style:name="T82" style:family="text">
      <style:text-properties officeooo:rsid="00772e81"/>
    </style:style>
    <style:style style:name="T83" style:family="text">
      <style:text-properties officeooo:rsid="00782a26"/>
    </style:style>
    <style:style style:name="T84" style:family="text">
      <style:text-properties officeooo:rsid="0098dc99"/>
    </style:style>
    <style:style style:name="T85" style:family="text">
      <style:text-properties style:text-position="0% 100%" style:font-name="Times New Roman" fo:font-size="12pt" fo:font-style="normal" officeooo:rsid="00ad2293" style:font-size-asian="12pt" style:font-style-asian="normal" style:font-size-complex="12pt" style:font-style-complex="normal"/>
    </style:style>
    <style:style style:name="T86" style:family="text">
      <style:text-properties style:text-position="0% 100%" style:font-name="Times New Roman" fo:font-size="12pt" fo:font-style="normal" officeooo:rsid="002f91e0" style:font-size-asian="12pt" style:font-style-asian="normal" style:font-size-complex="12pt" style:font-style-complex="normal"/>
    </style:style>
    <style:style style:name="T87" style:family="text">
      <style:text-properties style:text-position="0% 100%" style:font-name="Times New Roman" fo:font-size="12pt" fo:font-style="normal" officeooo:rsid="00af5711" style:font-size-asian="12pt" style:font-style-asian="normal" style:font-size-complex="12pt" style:font-style-complex="normal"/>
    </style:style>
    <style:style style:name="T88" style:family="text">
      <style:text-properties style:text-position="0% 100%" style:font-name="Times New Roman" fo:font-size="12pt" fo:font-style="normal" officeooo:rsid="002bb0b8" style:font-size-asian="12pt" style:font-style-asian="normal" style:font-size-complex="12pt" style:font-style-complex="normal"/>
    </style:style>
    <style:style style:name="T89" style:family="text">
      <style:text-properties style:text-position="0% 100%" style:font-name="Times New Roman" fo:font-size="12pt" officeooo:rsid="0033b839" style:font-size-asian="12pt" style:font-size-complex="12pt"/>
    </style:style>
    <style:style style:name="T90" style:family="text">
      <style:text-properties style:text-position="0% 100%" style:font-name="Times New Roman" fo:font-size="12pt" officeooo:rsid="002bb0b8" style:font-size-asian="12pt" style:font-size-complex="12pt"/>
    </style:style>
    <style:style style:name="T91" style:family="text">
      <style:text-properties style:text-position="0% 100%" style:font-name="Times New Roman" fo:font-size="12pt" officeooo:rsid="002f91e0" style:font-size-asian="12pt" style:font-size-complex="12pt"/>
    </style:style>
    <style:style style:name="T92" style:family="text">
      <style:text-properties style:text-position="0% 100%" style:font-name="Times New Roman" fo:font-size="12pt" officeooo:rsid="002c0ad1" style:font-size-asian="12pt" style:font-size-complex="12pt"/>
    </style:style>
    <style:style style:name="T93" style:family="text">
      <style:text-properties style:text-position="0% 100%" style:font-name="Times New Roman" fo:font-size="12pt" officeooo:rsid="00b09682" style:font-size-asian="12pt" style:font-size-complex="12pt"/>
    </style:style>
    <style:style style:name="T94" style:family="text">
      <style:text-properties style:text-position="0% 100%" style:font-name="Times New Roman" fo:font-size="12pt" fo:font-style="italic" officeooo:rsid="002bb0b8" style:font-size-asian="12pt" style:font-style-asian="italic" style:font-size-complex="12pt" style:font-style-complex="italic"/>
    </style:style>
    <style:style style:name="T95" style:family="text">
      <style:text-properties style:text-position="0% 100%" style:font-name="Times New Roman" fo:font-size="12pt" fo:font-style="italic" officeooo:rsid="002f91e0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84f766ad-a1fd-3179-0110-3469e3badfdb"/><text:span text:style-name="T62">1280</text:span>. <text:span text:style-name="T64">Garrafas pequenas e sinuosas</text:span></text:p>
      <text:p text:style-name="P1"/>
      <text:p text:style-name="P6"><text:tab/><text:span text:style-name="T67">Em s</text:span><text:span text:style-name="T68">eus passeios</text:span><text:span text:style-name="T67"> de bicicleta ao redor de Warsaw, Jill notou uma loja que vendia garrafas de vidro interessantes. Ela pensou que poderia </text:span><text:span text:style-name="T69">fazer</text:span><text:span text:style-name="T67"> um projeto interessante para </text:span><text:span text:style-name="T70">usar tais garrafas para</text:span><text:span text:style-name="T67"> medir líquidos, mas isso exigiria </text:span><text:span text:style-name="T71">colocar</text:span><text:span text:style-name="T67"> marcas na garrafa para indicar </text:span><text:span text:style-name="T72">vários</text:span><text:span text:style-name="T67"> volumes. </text:span><text:span text:style-name="T73">Onde essas marcas de volume deve</text:span><text:span text:style-name="T74">m</text:span><text:span text:style-name="T73"> ser colocadas</text:span><text:span text:style-name="T67">?</text:span></text:p>
      <text:p text:style-name="P14"><text:span text:style-name="T27"><text:tab/>Jill formalizou o problema </text:span><text:span text:style-name="T28">da </text:span><text:span text:style-name="T29">maneira</text:span><text:span text:style-name="T30"> a seguir</text:span><text:span text:style-name="T27">. Assuma que uma garrafa é formada </text:span><text:span text:style-name="T28">por um</text:span><text:span text:style-name="T26"> </text:span><text:span text:style-name="T27">formato </text:span><text:span text:style-name="T31">rotacionado </text:span><text:span text:style-name="T27">que é </text:span><text:span text:style-name="T32">o </text:span><text:span text:style-name="T27">mesmo de um gráfico de um polinômio </text:span><text:span text:style-name="T40">P</text:span><text:span text:style-name="T33"> entre </text:span><text:span text:style-name="T48">x</text:span><text:span text:style-name="T52"> </text:span><text:span text:style-name="T53">= </text:span><text:span text:style-name="T49">xlow</text:span><text:span text:style-name="T33"> e</text:span><text:span text:style-name="T40"> x</text:span><text:span text:style-name="T33"> = </text:span><text:span text:style-name="T40">x</text:span><text:span text:style-name="T49">high</text:span><text:span text:style-name="T33"> </text:span><text:span text:style-name="T34">ao redor do eixo </text:span><text:span text:style-name="T41">x</text:span><text:span text:style-name="T34">. Dest</text:span><text:span text:style-name="T35">e modo,</text:span><text:span text:style-name="T34"> o eixo </text:span><text:span text:style-name="T41">x</text:span><text:span text:style-name="T34"> é coincidente </text:span><text:span text:style-name="T36">com a</text:span><text:span text:style-name="T34"> linha vertical </text:span><text:span text:style-name="T37">através d</text:span><text:span text:style-name="T34">o centro da garrafa. O fundo da garrafa é formado por uma região sólida </text:span><text:span text:style-name="T38">circular </text:span><text:span text:style-name="T34">em </text:span><text:span text:style-name="T50">x</text:span><text:span text:style-name="T54"> = </text:span><text:span text:style-name="T50">xlow</text:span><text:span text:style-name="T34">, e </text:span><text:span text:style-name="T39">a boca</text:span><text:span text:style-name="T34"> da garrafa, em </text:span><text:span text:style-name="T51">x</text:span><text:span text:style-name="T55"> = </text:span><text:span text:style-name="T51">xhigh</text:span><text:span text:style-name="T34">, é deixada aberta.</text:span></text:p>
      <text:p text:style-name="P15"><text:span text:style-name="T2"><text:tab/>O primeiro exemplo de entrada represent</text:span><text:span text:style-name="T3">a</text:span><text:span text:style-name="T2"> uma garrafa formada </text:span><text:span text:style-name="T5">usando o</text:span><text:span text:style-name="T2"> polinômio </text:span><text:span text:style-name="T5">simples</text:span><text:span text:style-name="T2"> 4 – 0.25</text:span><text:span text:style-name="T22">x</text:span><text:span text:style-name="T2">, com </text:span><text:span text:style-name="T42">xlow</text:span><text:span text:style-name="T2"> = 0 e </text:span><text:span text:style-name="T43">x</text:span><text:span text:style-name="T44">high</text:span><text:span text:style-name="T2"> = 12. O fundo d</text:span><text:span text:style-name="T6">es</text:span><text:span text:style-name="T7">s</text:span><text:span text:style-name="T6">a</text:span><text:span text:style-name="T2"> garrafa é um círculo com raio de </text:span><text:span text:style-name="T8">tamanho</text:span><text:span text:style-name="T2"> 4, e a </text:span><text:span text:style-name="T9">abertura na </text:span><text:span text:style-name="T2">boca da garrafa </text:span><text:span text:style-name="T9">é um círculo </text:span><text:span text:style-name="T10">com</text:span><text:span text:style-name="T9"> raio de tamanho</text:span><text:span text:style-name="T2"> 1. A altura d</text:span><text:span text:style-name="T11">essa</text:span><text:span text:style-name="T2"> garrafa </text:span><text:span text:style-name="T12">tem</text:span><text:span text:style-name="T2"> tamanho 12. </text:span><text:span text:style-name="T13">As marcações de volume estão em incrementos de 25</text:span><text:span text:style-name="T2">.</text:span></text:p>
      <text:p text:style-name="P16"><text:span text:style-name="T2"><text:tab/>Dado um polinômio </text:span><text:span text:style-name="T22">P</text:span><text:span text:style-name="T2">, </text:span><text:span text:style-name="T23">x</text:span><text:span text:style-name="T44">low</text:span><text:span text:style-name="T2">, </text:span><text:span text:style-name="T23">x</text:span><text:span text:style-name="T44">high</text:span><text:span text:style-name="T2">, e o incremento </text:span><text:span text:style-name="T14">de </text:span><text:span text:style-name="T2">volum</text:span><text:span text:style-name="T14">e</text:span><text:span text:style-name="T2"> entre marcas consecutivas na garrafa, calcule a</text:span><text:span text:style-name="T4">s distâncias de </text:span><text:span text:style-name="T23">x</text:span><text:span text:style-name="T44">low</text:span><text:span text:style-name="T4"> </text:span><text:span text:style-name="T21">até</text:span><text:span text:style-name="T15"> as</text:span><text:span text:style-name="T4"> marcas em incrementos de volume consecutivos. Uma marca não pode ser feita </text:span><text:span text:style-name="T17">a</text:span><text:span text:style-name="T18">lém d</text:span><text:span text:style-name="T17">a</text:span><text:span text:style-name="T16"> boca</text:span><text:span text:style-name="T4"> da garrafa, e não devem ser </text:span><text:span text:style-name="T19">marcados mais do que os primeiros 8 incrementos</text:span><text:span text:style-name="T4">. Assuma que o valor de </text:span><text:span text:style-name="T24">P</text:span><text:span text:style-name="T4"> é maior que zero </text:span><text:span text:style-name="T20">em</text:span><text:span text:style-name="T4"> </text:span><text:span text:style-name="T47">qualquer lugar entre </text:span><text:span text:style-name="T45">xlow</text:span><text:span text:style-name="T47"> e </text:span><text:span text:style-name="T45">xhigh</text:span><text:span text:style-name="T4">.</text:span></text:p>
      <text:p text:style-name="P9"/>
      <text:p text:style-name="P11">Entrada</text:p>
      <text:p text:style-name="P4">Cada caso de teste consiste <text:span text:style-name="T83">em</text:span> três linhas sobre <text:span text:style-name="T82">dados da </text:span>garrafa:</text:p>
      <text:list xml:id="list8179590633946430946" text:style-name="L1">
        <text:list-item>
          <text:p text:style-name="P17"><text:span text:style-name="T78">Linha 1: </text:span><text:span text:style-name="T81">n</text:span><text:span text:style-name="T78">, o grau do polinômio (um inteiro que satisfaz 0 </text:span><text:span text:style-name="T1">≤</text:span><text:span text:style-name="T78"> </text:span><text:span text:style-name="T81">n</text:span><text:span text:style-name="T78"> </text:span><text:span text:style-name="T56">≤ </text:span><text:span text:style-name="T78">10).</text:span></text:p>
        </text:list-item>
        <text:list-item>
          <text:p text:style-name="P18"><text:span text:style-name="T78">Linha 2: </text:span><text:span text:style-name="T81">a</text:span><text:span text:style-name="T85">0</text:span><text:span text:style-name="T78">,</text:span><text:span text:style-name="T81">a</text:span><text:span text:style-name="T85">1</text:span><text:span text:style-name="T78">,…,</text:span><text:span text:style-name="T81">a</text:span><text:span text:style-name="T89">n</text:span><text:span text:style-name="T78">, </text:span><text:span text:style-name="T77">os coeficientes reais do polinômio </text:span><text:span text:style-name="T80">P</text:span><text:span text:style-name="T77"> definindo o formato da garrafa, onde </text:span><text:span text:style-name="T80">a</text:span><text:span text:style-name="T87">0</text:span><text:span text:style-name="T77"> é o termo const</text:span><text:span text:style-name="T79">a</text:span><text:span text:style-name="T77">nt</text:span><text:span text:style-name="T90">e,</text:span><text:span text:style-name="T94"> </text:span><text:span text:style-name="T95">a</text:span><text:span text:style-name="T86">1</text:span><text:span text:style-name="T90"> é o coeficiente de </text:span><text:span text:style-name="T94">x</text:span><text:span text:style-name="T91">1</text:span><text:span text:style-name="T90">,…, e </text:span><text:span text:style-name="T94">a</text:span><text:span text:style-name="T86">n</text:span><text:span text:style-name="T90"> é o coeficiente </text:span><text:span text:style-name="T93">d</text:span><text:span text:style-name="T90">e </text:span><text:span text:style-name="T94">x</text:span><text:span text:style-name="T86">n</text:span><text:span text:style-name="T90">. Para cada i, </text:span><text:span text:style-name="T92">–</text:span><text:span text:style-name="T90">100 </text:span><text:span text:style-name="T59">≤</text:span><text:span text:style-name="T90"> </text:span><text:span text:style-name="T94">a</text:span><text:span text:style-name="T86">i</text:span><text:span text:style-name="T90"> </text:span><text:span text:style-name="T59">≤</text:span><text:span text:style-name="T90"> 100, e </text:span><text:span text:style-name="T94">a</text:span><text:span text:style-name="T85">n</text:span><text:span text:style-name="T88"> </text:span><text:bookmark text:name="threadTitle"/><text:span text:style-name="T60">≠</text:span><text:span text:style-name="T61"> </text:span><text:span text:style-name="T90">0.</text:span></text:p>
        </text:list-item>
        <text:list-item>
          <text:p text:style-name="P19">Linha 3:</text:p>
          <text:list>
            <text:list-item>
              <text:p text:style-name="P20"><text:span text:style-name="T25">x</text:span><text:span text:style-name="T46">low</text:span> e <text:span text:style-name="T25">x</text:span><text:span text:style-name="T46">high</text:span>, os valores reais d<text:span text:style-name="T65">os limites da garrafa (–</text:span><text:span text:style-name="T76">100 </text:span><text:span text:style-name="T58">≤</text:span><text:span text:style-name="T76"> </text:span><text:span text:style-name="T25">x</text:span><text:span text:style-name="T46">low</text:span><text:span text:style-name="T76"> &lt; </text:span><text:span text:style-name="T25">x</text:span><text:span text:style-name="T46">high</text:span><text:span text:style-name="T76"> </text:span><text:span text:style-name="T58">≤</text:span><text:span text:style-name="T76"> 100 </text:span><text:span text:style-name="T65">e </text:span></text:p>
              <text:p text:style-name="P20"><text:span text:style-name="T25">x</text:span><text:span text:style-name="T46">high</text:span><text:span text:style-name="T65"> </text:span><text:span text:style-name="T76">– </text:span><text:span text:style-name="T25">x</text:span><text:span text:style-name="T46">low</text:span><text:span text:style-name="T76"> <text:s/>&gt; 0.1</text:span><text:span text:style-name="T65">).</text:span></text:p>
            </text:list-item>
            <text:list-item>
              <text:p text:style-name="P21"><text:span text:style-name="T63">inc</text:span>, <text:span text:style-name="T84">um inteiro que é o incremento de volume antes de cada marca consecutiva na garrafa</text:span> (<text:span text:style-name="T75">1 </text:span><text:span text:style-name="T57">≤</text:span><text:span text:style-name="T75"> </text:span><text:span text:style-name="T63">inc</text:span><text:span text:style-name="T75"> </text:span><text:span text:style-name="T57">≤</text:span><text:span text:style-name="T75"> 500</text:span>).</text:p>
              <text:p text:style-name="P21"/>
            </text:list-item>
          </text:list>
        </text:list-item>
      </text:list>
      <text:p text:style-name="P13">Saída</text:p>
      <text:p text:style-name="P7">Para cada caso de teste, <text:span text:style-name="T66">exiba o número do caso e o volume da garrafa cheia em uma linha. Em uma segunda linha, exiba a sequência crescente de não mais que oito distâncias sucessivas a partir do fundo da garrafa para as marcas de volume. Todos os volumes e marcas de altura devem ser precisos para duas casas decimais. Se a garrafa não tiver um volume que permita pelo menos uma </text:span><text:soft-page-break/><text:span text:style-name="T66">marca, exiba a frase 'insufficient volume'. Nenhum caso de teste resultará em uma marca dentro de 0.01 a partir da boca da garrafa. O volume da garrafa não excederá 1000. Todas as distâncias arredondadas para marcas em uma garrafa diferem em pelo menos 0.05.</text:span></text:p>
      <text:p text:style-name="P1"/>
      <text:p text:style-name="P12">Exemplo de Entrada</text:p>
      <text:p text:style-name="P3">1</text:p>
      <text:p text:style-name="P3">4.0 -0.25</text:p>
      <text:p text:style-name="P3">0.0 12.0 25</text:p>
      <text:p text:style-name="P3">1</text:p>
      <text:p text:style-name="P3">4.0 -0.25</text:p>
      <text:p text:style-name="P3">0.0 12.0 300</text:p>
      <text:p text:style-name="P3">0</text:p>
      <text:p text:style-name="P3">1.7841241161782</text:p>
      <text:p text:style-name="P3">5.0 10.0 20</text:p>
      <text:p text:style-name="P3">0</text:p>
      <text:p text:style-name="P3">1.0</text:p>
      <text:p text:style-name="P3">0.0 10.0 10</text:p>
      <text:p text:style-name="P2"/>
      <text:p text:style-name="P12">Exemplo de Saída</text:p>
      <text:p text:style-name="P5">Case 1: 263.89</text:p>
      <text:p text:style-name="P5">0.51 1.06 1.66 2.31 3.02 3.83 4.75 5.87</text:p>
      <text:p text:style-name="P5">Case 2: 263.89</text:p>
      <text:p text:style-name="P8">insufficient volume</text:p>
      <text:p text:style-name="P5">Case 3: 50.00</text:p>
      <text:p text:style-name="P5">2.00 4.00</text:p>
      <text:p text:style-name="P5">Case 4: 31.42</text:p>
      <text:p text:style-name="P5">3.18 6.37 9.55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9:03:03.077167586</meta:creation-date>
    <dc:date>2017-06-09T19:18:53</dc:date>
    <meta:editing-duration>PT3H32M26S</meta:editing-duration>
    <meta:editing-cycles>134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38" meta:word-count="576" meta:character-count="2976" meta:non-whitespace-character-count="2437"/>
  </office:meta>
</office:document-meta>
</file>